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cm" fo:margin-bottom="0cm" fo:line-height="100%" style:shadow="none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00%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fo:line-height="100%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ertifications and Training</text:p>
      <text:p text:style-name="P9"><text:tab/><text:tab/><text:tab/>G Drivers Licence </text:p>
      <text:p text:style-name="P9">11/26/2017<text:tab/><text:tab/>William F. Whites Generator Operator ROT</text:p>
      <text:p text:style-name="P9">11/07/2017<text:tab/><text:tab/>William F. Whites Dimming/Control Board Systems</text:p>
      <text:p text:style-name="P9">10/18/2017<text:tab/><text:tab/>William F. Whites Lighting &amp; Grip</text:p>
      <text:p text:style-name="P9">10/04/2017<text:tab/><text:tab/>Propane ROT</text:p>
      <text:p text:style-name="P9">10/23/2017<text:tab/><text:tab/>Working at Heights</text:p>
      <text:p text:style-name="P9">09/10/2016<text:tab/><text:tab/>Dwight Crane Safety Course</text:p>
      <text:p text:style-name="P9">06/23/2016<text:tab/><text:tab/>Health and Safety Certificate</text:p>
      <text:p text:style-name="P8">VTR Assistant</text:p>
      <text:p text:style-name="P10">08/21/2018<text:tab/><text:tab/><text:tab/><text:tab/><text:tab/><text:tab/><text:tab/><text:tab/>IT II</text:p>
      <text:p text:style-name="P10">10/22/2018<text:tab/>Director<text:tab/>Will Waring</text:p>
      <text:p text:style-name="P10"><text:tab/><text:tab/>VTR<text:tab/><text:tab/>Glen Zapreff<text:tab/><text:tab/><text:tab/><text:tab/><text:tab/></text:p>
      <text:p text:style-name="P8">Gaffer Work Experience</text:p>
      <text:p text:style-name="P10">03/05/2018<text:tab/><text:tab/><text:tab/>Asopa Films Inc.<text:tab/><text:tab/><text:tab/>Bloody Romeo</text:p>
      <text:p text:style-name="P8">Daily Electric Experience</text:p>
      <text:p text:style-name="P10">09/08/2018<text:tab/><text:tab/><text:tab/>Todd Hamacher<text:tab/><text:tab/><text:tab/>Neutrogena</text:p>
      <text:p text:style-name="P10">05/05/2019<text:tab/><text:tab/><text:tab/>Neil Munro<text:tab/><text:tab/><text:tab/><text:tab/>Bright Health</text:p>
      <text:p text:style-name="P10">05/13/2019<text:tab/><text:tab/><text:tab/>David Lewis<text:tab/><text:tab/><text:tab/><text:tab/>MayDay</text:p>
      <text:p text:style-name="P10">05/22/2019<text:tab/><text:tab/><text:tab/>Blayne Badge<text:tab/><text:tab/><text:tab/><text:tab/>Akilla</text:p>
      <text:p text:style-name="P8">Daily Grip Experience</text:p>
      <text:p text:style-name="P10">07/10/2018<text:tab/><text:tab/><text:tab/>Jack O'Brian<text:tab/><text:tab/><text:tab/><text:tab/>Tim Hortons</text:p>
      <text:p text:style-name="P8">Production Assistant Work Experience</text:p>
      <text:p text:style-name="P10">05/08/2019<text:tab/><text:tab/>Steam Films<text:tab/><text:tab/><text:tab/><text:tab/><text:tab/>Droga 5</text:p>
      <text:p text:style-name="P10">05/04/2019<text:tab/><text:tab/>Skin and Bones<text:tab/><text:tab/><text:tab/><text:tab/>Bright Health</text:p>
      <text:p text:style-name="P10">04/24/2019<text:tab/><text:tab/>Circle Inc<text:tab/><text:tab/><text:tab/><text:tab/><text:tab/>Holiday Inn Express</text:p>
      <text:p text:style-name="P10">04/21/2019<text:tab/><text:tab/>Suneeva<text:tab/><text:tab/><text:tab/><text:tab/><text:tab/>Honeywell</text:p>
      <text:p text:style-name="P10">04/16/2019<text:tab/><text:tab/>Animals Inc<text:tab/><text:tab/><text:tab/><text:tab/><text:tab/>Maple Leaf Farms</text:p>
      <text:p text:style-name="P10">04/10/2019<text:tab/><text:tab/>Steam Films<text:tab/><text:tab/><text:tab/><text:tab/><text:tab/>KIA</text:p>
      <text:p text:style-name="P10">04/05/2019<text:tab/><text:tab/>Skin and Bones<text:tab/><text:tab/><text:tab/><text:tab/>Hockey Hall of Fame</text:p>
      <text:p text:style-name="P10">04/01/2019<text:tab/><text:tab/>Steam Films<text:tab/><text:tab/><text:tab/><text:tab/><text:tab/>Hunt's</text:p>
      <text:p text:style-name="P10">03/28/2019<text:tab/><text:tab/>Holiday Films<text:tab/><text:tab/><text:tab/><text:tab/><text:tab/>Reliance Home Comfort</text:p>
      <text:p text:style-name="P10">03/24/2019<text:tab/><text:tab/>Radke<text:tab/><text:tab/><text:tab/><text:tab/><text:tab/><text:tab/>No Frills</text:p>
      <text:p text:style-name="P10">03/14/2019<text:tab/><text:tab/>Skin and Bones<text:tab/><text:tab/><text:tab/><text:tab/>Tostitos</text:p>
      <text:p text:style-name="P10">03/09/2019<text:tab/><text:tab/>Circle Inc<text:tab/><text:tab/><text:tab/><text:tab/><text:tab/>Mc Donalds</text:p>
      <text:p text:style-name="P10">03/01/2019<text:tab/><text:tab/>Animals Inc<text:tab/><text:tab/><text:tab/><text:tab/><text:tab/>Tim Hortons</text:p>
      <text:p text:style-name="P10">02/26/2019<text:tab/><text:tab/>Steam Films<text:tab/><text:tab/><text:tab/><text:tab/><text:tab/>BMO</text:p>
      <text:p text:style-name="P10"><text:soft-page-break/>02/16/2019<text:tab/><text:tab/>OPC<text:tab/><text:tab/><text:tab/><text:tab/><text:tab/><text:tab/>Fallsview Casino</text:p>
      <text:p text:style-name="P10">02/14/2019<text:tab/><text:tab/>OPC<text:tab/><text:tab/><text:tab/><text:tab/><text:tab/><text:tab/>Twinnings</text:p>
      <text:p text:style-name="P10">02/10/2019<text:tab/><text:tab/>Suneeva<text:tab/><text:tab/><text:tab/><text:tab/><text:tab/>ButterBall</text:p>
      <text:p text:style-name="P10">02/05/2019<text:tab/><text:tab/>Skin and Bones<text:tab/><text:tab/><text:tab/><text:tab/>Mc Cafe</text:p>
      <text:p text:style-name="P10">01/29/2019<text:tab/><text:tab/>SomePlace Nice<text:tab/><text:tab/><text:tab/><text:tab/>Home Hardware</text:p>
      <text:p text:style-name="P10">01/18/2019<text:tab/><text:tab/>Skin and Bones<text:tab/><text:tab/><text:tab/><text:tab/>PC Organics</text:p>
      <text:p text:style-name="P10">01/08/2019<text:tab/><text:tab/>Holiday Films<text:tab/><text:tab/><text:tab/><text:tab/><text:tab/>Subaru</text:p>
      <text:p text:style-name="P10">12/14/2018<text:tab/><text:tab/>Skin and Bones<text:tab/><text:tab/><text:tab/><text:tab/>Dairy Farmers</text:p>
      <text:p text:style-name="P10">12/06/2018<text:tab/><text:tab/>Wilfrid Park<text:tab/><text:tab/><text:tab/><text:tab/><text:tab/>Canadian Tire</text:p>
      <text:p text:style-name="P10">12/02/2018<text:tab/><text:tab/>Frozen Man<text:tab/><text:tab/><text:tab/><text:tab/><text:tab/>Athena Health</text:p>
      <text:p text:style-name="P10">11/22/2018<text:tab/><text:tab/>Steam Films<text:tab/><text:tab/><text:tab/><text:tab/><text:tab/>Crispy Minis</text:p>
      <text:p text:style-name="P10">11/15/2018<text:tab/><text:tab/>Skin and Bones<text:tab/><text:tab/><text:tab/><text:tab/>VISA</text:p>
      <text:p text:style-name="P10">11/05/2018<text:tab/><text:tab/>Frank Content<text:tab/><text:tab/><text:tab/><text:tab/><text:tab/>Ford</text:p>
      <text:p text:style-name="P10">11/02/2018<text:tab/><text:tab/>SomePlace Nice<text:tab/><text:tab/><text:tab/><text:tab/>GMC</text:p>
      <text:p text:style-name="P10">10/15/2018<text:tab/><text:tab/>Steam Films<text:tab/><text:tab/><text:tab/><text:tab/><text:tab/>Boston Pizza</text:p>
      <text:p text:style-name="P10">10/10/2018<text:tab/><text:tab/>Wilfrid Park<text:tab/><text:tab/><text:tab/><text:tab/><text:tab/>Best Buy Canada</text:p>
      <text:p text:style-name="P10">09/21/2018<text:tab/><text:tab/>Spy Films<text:tab/><text:tab/><text:tab/><text:tab/><text:tab/>Onlia</text:p>
      <text:p text:style-name="P10">09/17/2018<text:tab/><text:tab/>Scouts Hounor<text:tab/><text:tab/><text:tab/><text:tab/>Silk</text:p>
      <text:p text:style-name="P10">09/15/2018<text:tab/><text:tab/>Animals Inc<text:tab/><text:tab/><text:tab/><text:tab/><text:tab/>Leon's</text:p>
      <text:p text:style-name="P10">09/05/2018<text:tab/><text:tab/>Untitled Films<text:tab/><text:tab/><text:tab/><text:tab/><text:tab/>Investors Group</text:p>
      <text:p text:style-name="P10">08/27/2018<text:tab/><text:tab/>Animals Inc<text:tab/><text:tab/><text:tab/><text:tab/><text:tab/>Google</text:p>
      <text:p text:style-name="P10">08/25/2018<text:tab/><text:tab/>Holiday Films<text:tab/><text:tab/><text:tab/><text:tab/><text:tab/>Subaru</text:p>
      <text:p text:style-name="P10">08/24/2018<text:tab/><text:tab/>Steam Films<text:tab/><text:tab/><text:tab/><text:tab/><text:tab/>Ford</text:p>
      <text:p text:style-name="P10">08/13/2018<text:tab/><text:tab/>Skin and Bones<text:tab/><text:tab/><text:tab/><text:tab/>Bright Health</text:p>
      <text:p text:style-name="P10">08/10/2018<text:tab/><text:tab/>Skin and Bones<text:tab/><text:tab/><text:tab/><text:tab/>Audible</text:p>
      <text:p text:style-name="P10">08/03/2018<text:tab/><text:tab/>Suneeva<text:tab/><text:tab/><text:tab/><text:tab/><text:tab/>TIAA Bank</text:p>
      <text:p text:style-name="P10">07/31/2018<text:tab/><text:tab/>Radke<text:tab/><text:tab/><text:tab/><text:tab/><text:tab/><text:tab/>Pepsi</text:p>
      <text:p text:style-name="P10">07/27/2018<text:tab/><text:tab/>Skin and Bones<text:tab/><text:tab/><text:tab/><text:tab/>Royal Bank Canada</text:p>
      <text:p text:style-name="P10">07/25/2018<text:tab/><text:tab/>Alter Ego<text:tab/><text:tab/><text:tab/><text:tab/><text:tab/>Western Canada Lottery Corp</text:p>
      <text:p text:style-name="P10">07/19/2018<text:tab/><text:tab/>Circle Inc<text:tab/><text:tab/><text:tab/><text:tab/><text:tab/>Google</text:p>
      <text:p text:style-name="P10">07/13/2018<text:tab/><text:tab/>Scouts Hounor<text:tab/><text:tab/><text:tab/><text:tab/>BTS</text:p>
      <text:p text:style-name="P10">07/06/2018<text:tab/><text:tab/>Steam Films<text:tab/><text:tab/><text:tab/><text:tab/><text:tab/>Freedom Mobile</text:p>
      <text:p text:style-name="P10">06/28/2018<text:tab/><text:tab/><text:tab/><text:tab/><text:tab/><text:tab/><text:tab/><text:tab/>Tropicana</text:p>
      <text:p text:style-name="P10">06/27/2018<text:tab/><text:tab/><text:tab/><text:tab/><text:tab/><text:tab/><text:tab/><text:tab/>Hotels.com</text:p>
      <text:p text:style-name="P10">06/25/2018<text:tab/><text:tab/>Untitled Films<text:tab/><text:tab/><text:tab/><text:tab/><text:tab/>Febreze</text:p>
      <text:p text:style-name="P10">06/15/2018<text:tab/><text:tab/>Sequoia<text:tab/><text:tab/><text:tab/><text:tab/><text:tab/>Google</text:p>
      <text:p text:style-name="P10">06/11/2018<text:tab/><text:tab/>Roll Thy Die<text:tab/><text:tab/><text:tab/><text:tab/><text:tab/>Meridian Bank</text:p>
      <text:p text:style-name="P10">06/05/2018<text:tab/><text:tab/>SomePlace Nice<text:tab/><text:tab/><text:tab/><text:tab/>Dempster's </text:p>
      <text:p text:style-name="P10"><text:soft-page-break/>05/29/2018<text:tab/><text:tab/>Soft Citizen<text:tab/><text:tab/><text:tab/><text:tab/><text:tab/>Maple Leaf</text:p>
      <text:p text:style-name="P10">05/25/2018<text:tab/><text:tab/>Spy Films<text:tab/><text:tab/><text:tab/><text:tab/><text:tab/>Ford Motor Company</text:p>
      <text:p text:style-name="P10">05/17/2018<text:tab/><text:tab/>Steam Films<text:tab/><text:tab/><text:tab/><text:tab/><text:tab/>Canadian Tire</text:p>
      <text:p text:style-name="P10">05/15/2018<text:tab/><text:tab/>Suneeva<text:tab/><text:tab/><text:tab/><text:tab/><text:tab/>Hershey's</text:p>
      <text:p text:style-name="P10">05/12/2018<text:tab/><text:tab/>Skin And Bone's<text:tab/><text:tab/><text:tab/><text:tab/>Rogers</text:p>
      <text:p text:style-name="P10">05/07/2018<text:tab/><text:tab/>Studio M<text:tab/><text:tab/><text:tab/><text:tab/><text:tab/>Tostitos</text:p>
      <text:p text:style-name="P10">05/04/2018<text:tab/><text:tab/>Radke<text:tab/><text:tab/><text:tab/><text:tab/><text:tab/><text:tab/>Google</text:p>
      <text:p text:style-name="P10">05/03/2018<text:tab/><text:tab/>WestSide<text:tab/><text:tab/><text:tab/><text:tab/><text:tab/>Telus</text:p>
      <text:p text:style-name="P10">04/30/2018<text:tab/><text:tab/>Soft Citizen<text:tab/><text:tab/><text:tab/><text:tab/><text:tab/>Audibles</text:p>
      <text:p text:style-name="P10">04/22/2018<text:tab/><text:tab/>Suneeva <text:tab/><text:tab/><text:tab/><text:tab/><text:tab/>Mark's Workwearhouse</text:p>
      <text:p text:style-name="P10">04/16/2018<text:tab/><text:tab/>Soft Citizen<text:tab/><text:tab/><text:tab/><text:tab/><text:tab/>Trane</text:p>
      <text:p text:style-name="P10">04/10/2018<text:tab/><text:tab/>Steam Films<text:tab/><text:tab/><text:tab/><text:tab/><text:tab/>EQ Bank</text:p>
      <text:p text:style-name="P10">03/31/2018<text:tab/><text:tab/>OPC<text:tab/><text:tab/><text:tab/><text:tab/><text:tab/><text:tab/>Max Richter</text:p>
      <text:p text:style-name="P10">03/13/2018<text:tab/><text:tab/>Someplace Nice Inc.<text:tab/><text:tab/><text:tab/><text:tab/>McDonalds</text:p>
      <text:p text:style-name="P10">03/09/2018<text:tab/><text:tab/>Holiday Films Inc<text:tab/><text:tab/><text:tab/><text:tab/>Sonnet</text:p>
      <text:p text:style-name="P10">02/21/2018<text:tab/><text:tab/>OPC<text:tab/><text:tab/><text:tab/><text:tab/><text:tab/><text:tab/>Scotiabank</text:p>
      <text:p text:style-name="P10">02/13/2018<text:tab/><text:tab/>Soft Citizen<text:tab/><text:tab/><text:tab/><text:tab/><text:tab/>McCafe</text:p>
      <text:p text:style-name="P10">01/26/2018<text:tab/><text:tab/>Soft Citizen<text:tab/><text:tab/><text:tab/><text:tab/><text:tab/>DriveTime</text:p>
      <text:p text:style-name="P10">01/23/2018<text:tab/><text:tab/>OPC<text:tab/><text:tab/><text:tab/><text:tab/><text:tab/><text:tab/>Sugar Crisp</text:p>
      <text:p text:style-name="P10">01/15/2018<text:tab/><text:tab/>IQ Productions<text:tab/><text:tab/><text:tab/><text:tab/>Canada Post</text:p>
      <text:p text:style-name="P10">01/11/2018<text:tab/><text:tab/>Skin and Bones<text:tab/><text:tab/><text:tab/><text:tab/>NUPGE</text:p>
      <text:p text:style-name="P10">01/09/2018<text:tab/><text:tab/>Skin and Bones<text:tab/><text:tab/><text:tab/><text:tab/>McPicks</text:p>
      <text:p text:style-name="P10">12/21/2017<text:tab/><text:tab/>Cossette Communication Inc.<text:tab/><text:tab/>Sick Kids</text:p>
      <text:p text:style-name="P10">12/18/2017<text:tab/><text:tab/>Partners<text:tab/><text:tab/><text:tab/><text:tab/><text:tab/>MEDG</text:p>
      <text:p text:style-name="P10">12/12/2017<text:tab/><text:tab/>Sequoia<text:tab/><text:tab/><text:tab/><text:tab/><text:tab/>Hilton Hotels</text:p>
      <text:p text:style-name="P10">11/30/2017<text:tab/><text:tab/>Free Society <text:tab/><text:tab/><text:tab/><text:tab/><text:tab/>Nokia</text:p>
      <text:p text:style-name="P10">11/27/2017<text:tab/><text:tab/>Soft Citizen<text:tab/><text:tab/><text:tab/><text:tab/><text:tab/>Sponge Towels</text:p>
      <text:p text:style-name="P10">11/21/2017<text:tab/><text:tab/>IQ Productions<text:tab/><text:tab/><text:tab/><text:tab/>Fiat Chrysler Automobiles</text:p>
      <text:p text:style-name="P10">11/19/2017<text:tab/><text:tab/>Studio M<text:tab/><text:tab/><text:tab/><text:tab/><text:tab/>Trulicity</text:p>
      <text:p text:style-name="P10">11/10/2017<text:tab/><text:tab/>Zed Films Inc<text:tab/><text:tab/><text:tab/><text:tab/><text:tab/>RPNAO</text:p>
      <text:p text:style-name="P10">11/02/2017<text:tab/><text:tab/>Asymetric<text:tab/><text:tab/><text:tab/><text:tab/><text:tab/>BMO</text:p>
      <text:p text:style-name="P10">10/25/2017<text:tab/><text:tab/>Spy Films<text:tab/><text:tab/><text:tab/><text:tab/><text:tab/>Interac</text:p>
      <text:p text:style-name="P10">10/13/2017<text:tab/><text:tab/>Asymetric<text:tab/><text:tab/><text:tab/><text:tab/><text:tab/>Mark's</text:p>
      <text:p text:style-name="P10">10/11/2017<text:tab/><text:tab/>Gearshift Productions<text:tab/><text:tab/><text:tab/><text:tab/>Spin Master Toys</text:p>
      <text:p text:style-name="P10">10/07/2017<text:tab/><text:tab/>Someplace Nice Inc.<text:tab/><text:tab/><text:tab/><text:tab/>Brooke Bond Tea</text:p>
      <text:p text:style-name="P10">10/05/2017<text:tab/><text:tab/>Someplace Nice Inc.<text:tab/><text:tab/><text:tab/><text:tab/>AGF Investments</text:p>
      <text:p text:style-name="P10">09/24/2017<text:tab/><text:tab/>Soft Citizen<text:tab/><text:tab/><text:tab/><text:tab/><text:tab/>Sobeys</text:p>
      <text:p text:style-name="P10">09/19/2017<text:tab/><text:tab/>Someplace Nice Inc.<text:tab/><text:tab/><text:tab/><text:tab/>TiaRosa</text:p>
      <text:p text:style-name="P10"><text:soft-page-break/>09/15/2017<text:tab/><text:tab/>Someplace Nice Inc.<text:tab/><text:tab/><text:tab/><text:tab/>Famous Footwear</text:p>
      <text:p text:style-name="P10">08/30/2017<text:tab/><text:tab/>Asymetric<text:tab/><text:tab/><text:tab/><text:tab/><text:tab/>Quaker</text:p>
      <text:p text:style-name="P10">08/17/2017<text:tab/><text:tab/>Frozen Man<text:tab/><text:tab/><text:tab/><text:tab/><text:tab/>Walrus/Tulip</text:p>
      <text:p text:style-name="P10">08/18/2017<text:tab/><text:tab/>Wilfred Park<text:tab/><text:tab/><text:tab/><text:tab/><text:tab/>Planet Fitness</text:p>
      <text:p text:style-name="P10">08/15/2017<text:tab/><text:tab/>Someplace Nice Inc.<text:tab/><text:tab/><text:tab/><text:tab/>Mark's</text:p>
      <text:p text:style-name="P10">08/10/2017<text:tab/><text:tab/>OPC<text:tab/><text:tab/><text:tab/><text:tab/><text:tab/><text:tab/>Days Inn</text:p>
      <text:p text:style-name="P10">08/08/2017<text:tab/><text:tab/>Someplace Nice Inc.<text:tab/><text:tab/><text:tab/><text:tab/>Brooke Bond Tea</text:p>
      <text:p text:style-name="P10">07/24/2017<text:tab/><text:tab/>Caviar/Radke<text:tab/><text:tab/><text:tab/><text:tab/><text:tab/>Forevermark</text:p>
      <text:p text:style-name="P10">07/17/2017<text:tab/><text:tab/>Suneeva Ltd.<text:tab/><text:tab/><text:tab/><text:tab/><text:tab/>Jackson Triggs</text:p>
      <text:p text:style-name="P10">07/04/2017<text:tab/><text:tab/>Someplace Nice Inc.<text:tab/><text:tab/><text:tab/><text:tab/>KFC/YUM!</text:p>
      <text:p text:style-name="P10">06/25/2017<text:tab/><text:tab/>Suneeva Ltd.<text:tab/><text:tab/><text:tab/><text:tab/><text:tab/>Jack Links</text:p>
      <text:p text:style-name="P10">06/17/2017<text:tab/><text:tab/>MJZ/Radke<text:tab/>Film Group<text:tab/><text:tab/><text:tab/>Monster.com</text:p>
      <text:p text:style-name="P10">06/09/2017<text:tab/><text:tab/>The Corner Store Films<text:tab/><text:tab/><text:tab/>RBC</text:p>
      <text:p text:style-name="P10">05/31/2017<text:tab/><text:tab/>Someplace Nice Inc.<text:tab/><text:tab/><text:tab/><text:tab/>Famous Footwear</text:p>
      <text:p text:style-name="P10">05/25/2017<text:tab/><text:tab/>Spy Films<text:tab/><text:tab/><text:tab/><text:tab/><text:tab/>Tim Hortons</text:p>
      <text:p text:style-name="P10">05/22/2017<text:tab/><text:tab/>Someplace Nice Inc.<text:tab/><text:tab/><text:tab/><text:tab/>Famous Footwear</text:p>
      <text:p text:style-name="P7">05/20/2017<text:tab/><text:tab/>Radke<text:tab/>Film Group<text:tab/><text:tab/><text:tab/><text:tab/>Monster.Com</text:p>
      <text:p text:style-name="P7">05/11/2017<text:tab/><text:tab/>Epooch Media Group LLC/Skin &amp; Bones<text:tab/>Comcast</text:p>
      <text:p text:style-name="P7">05/09/2017<text:tab/><text:tab/>Sparks Productions<text:tab/><text:tab/><text:tab/><text:tab/>Canadian Tire</text:p>
      <text:p text:style-name="P7">04/18/2017<text:tab/><text:tab/>Someplace Nice Inc.<text:tab/><text:tab/><text:tab/><text:tab/>Rogers</text:p>
      <text:p text:style-name="P7">02/28/2017<text:tab/><text:tab/>Suneeva Ltd.<text:tab/><text:tab/><text:tab/><text:tab/><text:tab/>Angie's List</text:p>
      <text:p text:style-name="P7">02/13/2017<text:tab/><text:tab/>Art &amp; Science / Holiday Films Inc.<text:tab/><text:tab/>Johnsonville</text:p>
      <text:p text:style-name="P7">02/12/2017<text:tab/><text:tab/>Someplace Nice Inc.<text:tab/><text:tab/><text:tab/><text:tab/>Hyundai Auto Canada Corp.</text:p>
      <text:p text:style-name="P7">02/06/2017<text:tab/><text:tab/>Suneeva Ltd.<text:tab/><text:tab/><text:tab/><text:tab/><text:tab/>Intact Insurance</text:p>
      <text:p text:style-name="P7">01/24/2017<text:tab/><text:tab/>Sparks Productions<text:tab/><text:tab/><text:tab/><text:tab/>Kentucky Fried Chicken</text:p>
      <text:p text:style-name="P7">01/06/2017<text:tab/><text:tab/>Untitled Film Limited<text:tab/><text:tab/><text:tab/><text:tab/>Tim Hortons</text:p>
      <text:p text:style-name="P7">12/14/2016<text:tab/><text:tab/>Soft Citizen<text:tab/><text:tab/><text:tab/><text:tab/><text:tab/>Bank Of Montreal</text:p>
      <text:p text:style-name="P7">11/23/2016<text:tab/><text:tab/>Untitled Films Limited<text:tab/><text:tab/><text:tab/>Kentucky Fried Chicken</text:p>
      <text:p text:style-name="P7">11/09/2016<text:tab/><text:tab/>Suneeva Ltd.<text:tab/><text:tab/><text:tab/><text:tab/><text:tab/>Scott's Turf Builder</text:p>
      <text:p text:style-name="P7">10/05/2016<text:tab/><text:tab/>Someplace Nice Inc.<text:tab/><text:tab/><text:tab/><text:tab/>Walmart</text:p>
      <text:p text:style-name="P7">09/27/2016<text:tab/><text:tab/>Someplace Nice Inc. <text:tab/><text:tab/><text:tab/><text:tab/>Mark's Work Warehouse</text:p>
      <text:p text:style-name="P7">09/07/2016<text:tab/><text:tab/>Steam Films Inc.<text:tab/><text:tab/><text:tab/><text:tab/>Home Hardware</text:p>
      <text:p text:style-name="P7">08/30/2016<text:tab/><text:tab/>Someplace Nice Inc.<text:tab/><text:tab/><text:tab/><text:tab/>Kentucky Fried Chicken</text:p>
      <text:p text:style-name="P7">08/21/2016<text:tab/><text:tab/>Someplace Nice Inc.<text:tab/><text:tab/><text:tab/><text:tab/>Walmart</text:p>
      <text:p text:style-name="P7">07/30/2016<text:tab/><text:tab/>Anonymous Content / Steam Films Inc.<text:tab/>Marshalls</text:p>
      <text:p text:style-name="P7">07/08/2016<text:tab/><text:tab/>Holiday Films Inc.<text:tab/><text:tab/><text:tab/><text:tab/>Give 2 Live</text:p>
      <text:p text:style-name="P7">06/15/2016<text:tab/><text:tab/>Tool Of North America / Steam Films Inc.<text:tab/>Kay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M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center"/>
    </style:style>
    <style:style style:name="MP6" style:family="paragraph" style:parent-style-name="Standard">
      <style:text-properties fo:font-size="14pt" style:font-size-asian="14pt" style:font-size-complex="14pt"/>
    </style:style>
    <style:style style:name="M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/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lip Howden</text:p>
        <text:p text:style-name="MP2"><text:a xlink:type="simple" xlink:href="mailto:phillip.howden@gmail.com"><text:span text:style-name="MT1">phillip.howden@gmail.com</text:span></text:a></text:p>
        <text:p text:style-name="MP3">647-880-7550</text:p>
        <text:p text:style-name="MP3">Working out of the Greater Toronto Area</text:p>
        <text:p text:style-name="MP4"><draw:line text:anchor-type="paragraph" draw:z-index="3" draw:style-name="Mgr1" draw:text-style-name="MP5" svg:x1="0.004cm" svg:y1="0.192cm" svg:x2="17.613cm" svg:y2="0.192cm"><text:p/></draw:line></text:p>
      </style:header>
      <style:footer>
        <text:p text:style-name="MP4">References</text:p>
        <text:p text:style-name="MP6">Derek Modesto<text:tab/><text:tab/><text:a xlink:type="simple" xlink:href="mailto:derekmodesto@gmail.com">derekmodesto@gmail.com</text:a> </text:p>
        <text:p text:style-name="MP6">Steve Bodner<text:tab/><text:tab/><text:a xlink:type="simple" xlink:href="mailto:bodner.stephen@gmail.com">bodner.stephen@gmail.com</text:a><text:tab/><text:tab/>647-225-1600</text:p>
        <text:p text:style-name="MP6">Brandon Krick<text:tab/><text:tab/><text:a xlink:type="simple" xlink:href="mailto:Bkrick@hotmail.com">Bkrick@hotmail.com</text:a> <text:tab/><text:tab/><text:tab/>647-289-8824<text:tab/><text:tab/><text:tab/></text:p>
        <text:p text:style-name="MP6">Adrian Mizzi<text:tab/><text:tab/><text:a xlink:type="simple" xlink:href="mailto:adrmizzi@hotmail.com">adrmizzi@hotmail.com</text:a> <text:tab/><text:tab/><text:tab/>647-680-4954</text:p>
        <text:p text:style-name="MP7">More References Available Upon Reques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0:24:45.74</meta:creation-date>
    <dc:date>2019-05-28T19:25:30.76</dc:date>
    <meta:editing-duration>P3DT19H39M35S</meta:editing-duration>
    <meta:editing-cycles>20</meta:editing-cycles>
    <meta:generator>OpenOffice/4.0.1$Win32 OpenOffice.org_project/401m5$Build-9714</meta:generator>
    <meta:print-date>2018-03-22T15:41:30.74</meta:print-date>
    <meta:document-statistic meta:table-count="0" meta:image-count="0" meta:object-count="0" meta:page-count="4" meta:paragraph-count="160" meta:word-count="757" meta:character-count="6210"/>
  </office:meta>
</office:document-meta>
</file>